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loext:opacity="100%" style:font-name="DejaVu Math TeX Gyre" fo:font-size="40pt" fo:font-style="normal" fo:font-weight="bold" officeooo:rsid="0019dc9b" officeooo:paragraph-rsid="0019dc9b" style:font-size-asian="40pt" style:font-style-asian="normal" style:font-weight-asian="bold" style:font-size-complex="40pt" style:font-style-complex="normal" style:font-weight-complex="bold"/>
    </style:style>
    <style:style style:name="P2" style:family="paragraph" style:parent-style-name="Standard">
      <style:text-properties officeooo:rsid="0019dc9b" officeooo:paragraph-rsid="0019dc9b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ñade una migracion que:</text:p>
      <text:p text:style-name="P2"/>
      <text:p text:style-name="P2">Crea la tabla IVA ( <text:span text:style-name="T1">id,</text:span> tipo &lt;cadena&gt;, porcentaje)</text:p>
      <text:p text:style-name="P2"/>
      <text:p text:style-name="P2">Añade a la tabla articulos la clave foranea iva_id</text:p>
      <text:p text:style-name="P2"/>
      <text:p text:style-name="P2">Crea en el Helpers.php una funcion para calcular el IV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style:font-name="DejaVu Math TeX Gyre" fo:font-size="40pt" fo:font-style="normal" fo:font-weight="bold" officeooo:rsid="0019dc9b" officeooo:paragraph-rsid="0019dc9b" style:font-size-asian="40pt" style:font-style-asian="normal" style:font-weight-asian="bold" style:font-size-complex="40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ntorno Servido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20:10:51.798128044</meta:creation-date>
    <dc:date>2023-11-23T20:14:06.745661139</dc:date>
    <meta:editing-duration>PT3M15S</meta:editing-duration>
    <meta:editing-cycles>1</meta:editing-cycles>
    <meta:document-statistic meta:table-count="0" meta:image-count="0" meta:object-count="0" meta:page-count="1" meta:paragraph-count="5" meta:word-count="34" meta:character-count="195" meta:non-whitespace-character-count="166"/>
    <meta:generator>LibreOffice/7.4.7.2$Linux_X86_64 LibreOffice_project/40$Build-2</meta:generator>
  </office:meta>
</office:document-meta>
</file>